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2162e" officeooo:paragraph-rsid="0012162e"/>
    </style:style>
    <style:style style:name="P2" style:family="paragraph" style:parent-style-name="Text_20_body">
      <style:text-properties officeooo:paragraph-rsid="00123829"/>
    </style:style>
    <style:style style:name="P3" style:family="paragraph" style:parent-style-name="Text_20_body">
      <style:text-properties officeooo:paragraph-rsid="0014775d"/>
    </style:style>
    <style:style style:name="P4" style:family="paragraph" style:parent-style-name="Text_20_body">
      <style:text-properties officeooo:rsid="0014775d" officeooo:paragraph-rsid="0014775d"/>
    </style:style>
    <style:style style:name="P5" style:family="paragraph" style:parent-style-name="Text_20_body">
      <style:text-properties officeooo:rsid="0014d8ca" officeooo:paragraph-rsid="0014d8ca"/>
    </style:style>
    <style:style style:name="P6" style:family="paragraph" style:parent-style-name="Text_20_body">
      <style:text-properties officeooo:rsid="00152159" officeooo:paragraph-rsid="00152159"/>
    </style:style>
    <style:style style:name="P7" style:family="paragraph" style:parent-style-name="Text_20_body">
      <style:text-properties officeooo:rsid="0016384f" officeooo:paragraph-rsid="0016384f"/>
    </style:style>
    <style:style style:name="P8" style:family="paragraph" style:parent-style-name="Text_20_body">
      <style:paragraph-properties>
        <style:tab-stops>
          <style:tab-stop style:position="3.25in"/>
        </style:tab-stops>
      </style:paragraph-properties>
      <style:text-properties officeooo:rsid="0016ee7f" officeooo:paragraph-rsid="0016ee7f"/>
    </style:style>
    <style:style style:name="P9" style:family="paragraph" style:parent-style-name="Text_20_body">
      <style:text-properties officeooo:rsid="00123829" officeooo:paragraph-rsid="00123829"/>
    </style:style>
    <style:style style:name="P10" style:family="paragraph" style:parent-style-name="Text_20_body">
      <style:text-properties officeooo:rsid="0012846a" officeooo:paragraph-rsid="0014775d"/>
    </style:style>
    <style:style style:name="P11" style:family="paragraph" style:parent-style-name="Text_20_body">
      <style:paragraph-properties>
        <style:tab-stops>
          <style:tab-stop style:position="3.25in"/>
        </style:tab-stops>
      </style:paragraph-properties>
      <style:text-properties officeooo:rsid="0016ee7f" officeooo:paragraph-rsid="0016ee7f"/>
    </style:style>
    <style:style style:name="P12" style:family="paragraph" style:parent-style-name="Text_20_body">
      <style:text-properties officeooo:rsid="00152159" officeooo:paragraph-rsid="00152159"/>
    </style:style>
    <style:style style:name="P13" style:family="paragraph" style:parent-style-name="Text_20_body">
      <style:text-properties officeooo:rsid="00183d64" officeooo:paragraph-rsid="00183d64"/>
    </style:style>
    <style:style style:name="T1" style:family="text">
      <style:text-properties officeooo:rsid="00123829"/>
    </style:style>
    <style:style style:name="T2" style:family="text">
      <style:text-properties officeooo:rsid="0014775d"/>
    </style:style>
    <style:style style:name="T3" style:family="text">
      <style:text-properties style:font-name="Liberation Sans" fo:font-size="14.1000003814697pt" fo:font-weight="bold" officeooo:rsid="0014d8ca" style:font-name-asian="Microsoft YaHei" style:font-size-asian="14.1000003814697pt" style:font-weight-asian="bold" style:font-name-complex="Arial" style:font-size-complex="14.1000003814697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dividual software project specification</text:p>
      <text:p text:style-name="Subtitle">Evora – an environment for playing Azul</text:p>
      <text:h text:style-name="Heading_20_1" text:outline-level="1">Short description</text:h>
      <text:p text:style-name="P1">Create an environment for playing <text:span text:style-name="T1">Azul, a board game for 2-4 players created by Michael Kiesling in 2017. Rules: </text:span><text:a xlink:type="simple" xlink:href="https://www.ultraboardgames.com/azul/game-rules.php" text:style-name="Internet_20_link" text:visited-style-name="Visited_20_Internet_20_Link"><text:span text:style-name="T1">https://www.ultraboardgames.com/azul/game-rules.php</text:span></text:a></text:p>
      <text:p text:style-name="P1"/>
      <text:h text:style-name="Heading_20_1" text:outline-level="1">Back-end functionality</text:h>
      <text:p text:style-name="P9">The logic for the game will be written in c++. The game will allow for 2-4 human or AI players to play on a single computer without networking. It will be possible to run the game with any combination of human and AI players with or without the GUI.</text:p>
      <text:p text:style-name="P2"/>
      <text:p text:style-name="P9">In addition, the back end of the game will be a stand alone product written completely separate from the UI.</text:p>
      <text:p text:style-name="P2"/>
      <text:p text:style-name="P10">When running the game only with AI players, the user will be able to choose whether he wants to see the GUI and step through each move in the game or run the game in the background and only display the results. When running the game in the background it will also be possible to specify the number of games that should be played with only short description of the statistics displayed on a console and a more detailed description of all the moves that happened in the game (game log) outputted to a text document.</text:p>
      <text:p text:style-name="P3"/>
      <text:p text:style-name="P6">The game will also contain two very simple AI players in it. A random player that will always choose a random move and an a greedy player that will always make moves that increase its score the most in the current turn.</text:p>
      <text:p text:style-name="P6"/>
      <text:h text:style-name="Heading_20_1" text:outline-level="1">Front-end functionality (UI)</text:h>
      <text:p text:style-name="P4">There will be two options for the user interface of the game: either a graphical user interface or a console user interface.</text:p>
      <text:h text:style-name="Heading_20_2" text:outline-level="2"><text:soft-page-break/>Graphical user interface <text:span text:style-name="T2">(GUI)</text:span></text:h>
      <text:p text:style-name="P4">The program will feature a graphical user interface created in a game engine Godot.</text:p>
      <text:p text:style-name="P4"/>
      <text:p text:style-name="P4">The graphics themselves will be fairly simple consisting only from a simple basic shapes and text representing the current state of the game.</text:p>
      <text:p text:style-name="P4"/>
      <text:p text:style-name="P5">At any point, the state of the game will be represented by boards of all players displayed on the screen all at once with the board of the current player highlighted. The display will also contain other information about the game state like factories and the center of the board. Transitions between each game state will be represented by a simple animation of the pieces.</text:p>
      <text:p text:style-name="P5"/>
      <text:h text:style-name="Heading_20_3" text:outline-level="3"><text:span text:style-name="T3">Game</text:span> controls</text:h>
      <text:p text:style-name="P5">When the game involves a human player, all the moves that a player does, like picking a color of tiles or choosing a pattern line, will be controlled with a mouse.</text:p>
      <text:p text:style-name="P5">If a game is started with no human players and a GUI, the user will be able to cycle through the moves.</text:p>
      <text:p text:style-name="P5"/>
      <text:h text:style-name="Heading_20_2" text:outline-level="2">Command line interface (CLI)</text:h>
      <text:p text:style-name="P6">When the game involves only AI players, it should be possible to choose which AI players are going to be playing against each other and how many games they will play. The output for this should be a simple statistic, for example:</text:p>
      <text:p text:style-name="P7">Simulation running…</text:p>
      <text:p text:style-name="P7">Done</text:p>
      <text:p text:style-name="P7">Results:</text:p>
      <text:p text:style-name="P6">GreedyAI: 892/1000 (89.2%) games won</text:p>
      <text:p text:style-name="P6">RandomAI: 108/1000(10.8%) games won</text:p>
      <text:p text:style-name="P6"/>
      <text:h text:style-name="Heading_20_2" text:outline-level="2">OS support</text:h>
      <text:p text:style-name="P13">The software will support following operating systems:</text:p>
      <text:p text:style-name="P13">Windows 7/10</text:p>
      <text:p text:style-name="P13">Ubuntu 19.10</text:p>
      <text:p text:style-name="P13"><text:soft-page-break/></text:p>
      <text:h text:style-name="Heading_20_1" text:outline-level="1">Additional information</text:h>
      <text:p text:style-name="P7">The source code for the software will be made available publicly on <text:a xlink:type="simple" xlink:href="http://www.github.com/minception/Evora.git" text:style-name="Internet_20_link" text:visited-style-name="Visited_20_Internet_20_Link">github</text:a>.</text:p>
      <text:p text:style-name="P7"/>
      <text:p text:style-name="P7">The software will also feature an installer for an ease of usage.</text:p>
      <text:p text:style-name="P7"/>
      <text:h text:style-name="Heading_20_1" text:outline-level="1">Time schedule</text:h>
      <text:p text:style-name="P7"/>
      <text:p text:style-name="P8">Game logic implementation<text:tab/>12.1.2020</text:p>
      <text:p text:style-name="P8">GUI<text:tab/>22.1.2020</text:p>
      <text:p text:style-name="P8">RandomUI and GreedyUI implementation<text:tab/>27.1.2020</text:p>
      <text:p text:style-name="P8">User manual and documentation<text:tab/>29.1.2020</text:p>
      <text:p text:style-name="P8">Final polishing and installer creation<text:tab/>1.2.2020</text:p>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12162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22T13:17:53.188000000</meta:creation-date>
    <dc:date>2019-12-25T11:59:06.431000000</dc:date>
    <meta:editing-duration>PT11M43S</meta:editing-duration>
    <meta:editing-cycles>3</meta:editing-cycles>
    <meta:generator>LibreOffice/6.3.4.2$Windows_X86_64 LibreOffice_project/60da17e045e08f1793c57c00ba83cdfce946d0aa</meta:generator>
    <meta:document-statistic meta:table-count="0" meta:image-count="0" meta:object-count="0" meta:page-count="3" meta:paragraph-count="38" meta:word-count="550" meta:character-count="3231" meta:non-whitespace-character-count="2718"/>
  </office:meta>
</office:document-meta>
</file>